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P67" style:parent-style-name="Listeafsnit" style:list-style-name="LFO1" style:family="paragraph">
      <style:paragraph-properties fo:margin-bottom="0in" fo:line-height="100%"/>
      <style:text-properties fo:color="#FF0000"/>
    </style:style>
    <style:style style:name="P68" style:parent-style-name="Listeafsnit" style:list-style-name="LFO1" style:family="paragraph">
      <style:paragraph-properties fo:margin-bottom="0in" fo:line-height="100%"/>
      <style:text-properties fo:color="#FF0000"/>
    </style:style>
    <style:style style:name="P69" style:parent-style-name="Listeafsnit" style:family="paragraph">
      <style:paragraph-properties fo:margin-bottom="0in" fo:line-height="100%"/>
      <style:text-properties fo:color="#FF0000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color="#FF0000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color="#FF0000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ret serie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7-1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At oprette en kursus eller fordrags serie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Undervise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>Kursist</text:p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underviser er logget ind.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 trykke på opret serie 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der indtastes en titel.</text:p>
              </text:list-item>
              <text:list-item>
                <text:p text:style-name="P66">Der trykkes på opdater for at gemme den nye serie.</text:p>
              </text:list-item>
              <text:list-item>
                <text:p text:style-name="P67">der trykkes på opret ny – for at tilføje en kursus titel.</text:p>
              </text:list-item>
              <text:list-item>
                <text:p text:style-name="P68">der trykkes på opdater for gemme den nye kursus titel</text:p>
              </text:list-item>
            </text:list>
            <text:p text:style-name="P69"/>
          </table:table-cell>
        </table:table-row>
        <table:table-row table:style-name="TableRow70">
          <table:table-cell table:style-name="TableCell71">
            <text:p text:style-name="P72">Alternate flow/</text:p>
            <text:p text:style-name="P73">Exceptions: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Post betingelser:</text:p>
          </table:table-cell>
          <table:table-cell table:style-name="TableCell79">
            <text:p text:style-name="P80">Kursus serie og kursus titler vises til brugeren.</text:p>
          </table:table-cell>
        </table:table-row>
        <table:table-row table:style-name="TableRow81">
          <table:table-cell table:style-name="TableCell82">
            <text:p text:style-name="P83">Author:</text:p>
          </table:table-cell>
          <table:table-cell table:style-name="TableCell84">
            <text:p text:style-name="P85">Nikolai Christiansen</text:p>
          </table:table-cell>
        </table:table-row>
        <table:table-row table:style-name="TableRow86">
          <table:table-cell table:style-name="TableCell87">
            <text:p text:style-name="P88">Revision &amp; Date:</text:p>
          </table:table-cell>
          <table:table-cell table:style-name="TableCell89">
            <text:p text:style-name="P90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3:18:00Z</meta:creation-date>
    <dc:date>2017-10-27T13:18:00Z</dc:date>
    <meta:template xlink:href="Normal" xlink:type="simple"/>
    <meta:editing-cycles>2</meta:editing-cycles>
    <meta:editing-duration>PT60S</meta:editing-duration>
    <meta:document-statistic meta:page-count="1" meta:paragraph-count="1" meta:word-count="93" meta:character-count="664" meta:row-count="4" meta:non-whitespace-character-count="572"/>
  </office:meta>
</office:document-meta>
</file>